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1071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7575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dgesubsume-C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@@ Method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DUAs</text:p>
          </table:table-cell>
          <table:table-cell office:value-type="string" calcext:value-type="string">
            <text:p><text:s/>SubDUAs</text:p>
          </table:table-cell>
          <table:table-cell office:value-type="string" calcext:value-type="string">
            <text:p><text:s/>Perc</text:p>
          </table:table-cell>
          <table:table-cell office:value-type="string" calcext:value-type="string">
            <text:p><text:s/>Time_s</text:p>
          </table:table-cell>
          <table:table-cell office:value-type="string" calcext:value-type="string">
            <text:p><text:s/>Time_ms</text:p>
          </table:table-cell>
        </table:table-row>
        <table:table-row table:style-name="ro1">
          <table:table-cell office:value-type="string" calcext:value-type="string">
            <text:p>@@ org.apache.commons.cli.GnuParser.flatten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89" calcext:value-type="float">
            <text:p>89</text:p>
          </table:table-cell>
          <table:table-cell office:value-type="float" office:value="57.7922077922078" calcext:value-type="float">
            <text:p>57.7922077922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cli.HelpFormatter.findWrapPo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68.1818181818182" calcext:value-type="float">
            <text:p>6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cli.HelpFormatter.renderOptions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81.5789473684211" calcext:value-type="float">
            <text:p>8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cli.Parser.parse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81.3559322033898" calcext:value-type="float">
            <text:p>81.3559322033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atternOptionBuilder.parsePatter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6.7857142857143" calcext:value-type="float">
            <text:p>26.7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osixParser.flatten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TypeHandler.createValu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cli.PosixParser.burstToke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.equal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cli.HelpFormatter.printHelp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arser.processOptio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arser.processPropertie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HelpFormatter.renderWrappedT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atternOptionBuilder.getValueClas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Validator.validateOptio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osixParser.proces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toStrin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s.addOp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.process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3.9130434782609" calcext:value-type="float">
            <text:p>73.9130434782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HelpFormatter.printUsag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HelpFormatter.rtrim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CommandLine.getOptionValu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atternOptionBuilder.isValueCode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HelpFormatter.appendOptio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Group.toStrin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HelpFormatter.appendOptionGroup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Group.setSelecte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CommandLine.getOptionObje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PosixParser.processOptionTok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a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s.addOptionGro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s.getOp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s.hasOp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CommandLine.addOp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Util.stripLeadingAndTrailingQuot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Parser.checkRequiredOp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s.helpOp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HelpFormatter.createPadd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PosixParser.gob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getK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.hasAr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hasArgNa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.hasArg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Validator.isValidOp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Util.stripLeadingHyphen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cli.Option.addValu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TypeHandler.createD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.getValu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CommandLine.getOption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.hasLongOp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hasValueSeparato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get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get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.getVal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.hasNoVal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CommandLine.getOption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cli.OptionBuilder.hasAr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cli.OptionBuilder.cre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edgesubsume-Cli'.A1:'edgesubsume-Cli'.H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09-28T21:29:14.390344447</dc:date>
    <meta:editing-duration>PT58S</meta:editing-duration>
    <meta:editing-cycles>1</meta:editing-cycles>
    <meta:document-statistic meta:table-count="1" meta:cell-count="488" meta:object-count="0"/>
    <meta:generator>LibreOffice/7.0.0.3$MacOSX_X86_64 LibreOffice_project/8061b3e9204bef6b321a21033174034a5e2ea88e</meta:generator>
  </office:meta>
</office:document-meta>
</file>